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4.336cm" fo:margin-left="0cm" table:align="left" style:writing-mode="lr-tb"/>
    </style:style>
    <style:style style:name="Table2.A" style:family="table-column">
      <style:table-column-properties style:column-width="0.866cm"/>
    </style:style>
    <style:style style:name="Table2.B" style:family="table-column">
      <style:table-column-properties style:column-width="3.47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background-color="#cbc9b0" fo:padding-left="0.191cm" fo:padding-right="0.191cm" fo:padding-top="0cm" fo:padding-bottom="0cm" fo:border-left="0.5pt solid #000000" fo:border-right="none" fo:border-top="0.5pt solid #000000" fo:border-bottom="0.5pt solid #000000" loext:writing-mode="bt-lr">
        <style:background-image/>
      </style:table-cell-properties>
    </style:style>
    <style:style style:name="Table2.B1" style:family="table-cell">
      <style:table-cell-properties style:vertical-align="top" fo:background-color="#dcdbc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left="0.199cm" fo:margin-right="0.199cm" fo:margin-top="0cm" fo:margin-bottom="0cm" loext:contextual-spacing="false" fo:line-height="100%" fo:text-align="center" style:justify-single-word="false" fo:text-indent="0cm" style:auto-text-indent="false"/>
      <style:text-properties fo:font-weight="bold" style:font-weight-asian="bold" style:text-rotation-angle="0" style:text-rotation-scale="line-height"/>
    </style:style>
    <style:style style:name="P3" style:family="paragraph" style:parent-style-name="Standard" style:master-page-name="Standard">
      <style:paragraph-properties style:page-number="auto"/>
      <style:text-properties style:font-name-complex="Calibri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3" office:value-type="string">
            <text:p text:style-name="P2">USA</text:p>
          </table:table-cell>
          <table:table-cell table:style-name="Table2.B1" office:value-type="string">
            <text:p text:style-name="P1">West</text:p>
          </table:table-cell>
        </table:table-row>
        <table:table-row table:style-name="Table2.1">
          <table:covered-table-cell/>
          <table:table-cell table:style-name="Table2.B1" office:value-type="string">
            <text:p text:style-name="P1">Central</text:p>
          </table:table-cell>
        </table:table-row>
        <table:table-row table:style-name="Table2.1">
          <table:covered-table-cell/>
          <table:table-cell table:style-name="Table2.B1" office:value-type="string">
            <text:p text:style-name="P1">Eas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a9a57c"/>
      <style:text-properties fo:color="#4c4635" loext:opacity="100%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848057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Subtitle" style:family="paragraph" style:parent-style-name="Standard" style:next-style-name="Standard" style:class="chapter">
      <style:text-properties fo:color="#a9a57c" loext:opacity="100%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No_20_Spacing" style:display-name="No Spacing" style:family="paragraph">
      <style:paragraph-properties fo:orphans="2" fo:widows="2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style:language-asian="ja" style:country-asian="JP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/>
    </style:style>
    <style:style style:name="Comment_20_Text" style:display-name="Comment Text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1_20_Char" style:display-name="Heading 1 Char" style:family="text">
      <style:text-properties fo:color="#848057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itle_20_Char" style:display-name="Title Char" style:family="text">
      <style:text-properties fo:color="#4c4635" loext:opacity="100%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>
      <style:text-properties fo:color="#a9a57c" loext:opacity="100%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ternet_20_link" style:display-name="Internet link" style:family="text">
      <style:text-properties fo:color="#d25814" loext:opacity="100%" style:text-underline-style="solid" style:text-underline-width="auto" style:text-underline-color="font-color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No_20_Spacing_20_Char" style:display-name="No Spacing Char" style:family="text" style:parent-style-name="Default_20_Paragraph_20_Font"/>
    <style:style style:name="Endnote_20_Text_20_Char" style:display-name="Endnote Text Char" style:family="tex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Hayden Management</dc:title>
    <dc:subject>Product Launch Planning document</dc:subject>
    <meta:initial-creator>Nick Stillings</meta:initial-creator>
    <meta:creation-date>2018-05-29T11:26:00</meta:creation-date>
    <dc:date>2020-03-03T13:12:20.922455379</dc:date>
    <meta:editing-cycles>7</meta:editing-cycles>
    <meta:editing-duration>PT3M50S</meta:editing-duration>
    <meta:generator>LibreOfficeDev/7.0.0.0.alpha0$Linux_X86_64 LibreOffice_project/6b80bd446de4bf19df3a9b124881e1fe12402ca8</meta:generator>
    <meta:document-statistic meta:table-count="1" meta:image-count="0" meta:object-count="0" meta:page-count="1" meta:paragraph-count="4" meta:word-count="4" meta:character-count="18" meta:non-whitespace-character-count="18"/>
    <meta:user-defined meta:name="ContentTypeId">0x010100E4EDC7AE45241E408BC30C668754F792</meta:user-defined>
    <meta:user-defined meta:name="Order" meta:value-type="float">2700</meta:user-defined>
    <meta:user-defined meta:name="TaxCatchAll"/>
    <meta:user-defined meta:name="TaxKeyword"/>
    <meta:user-defined meta:name="TaxKeywordTaxHTField" meta:value-type="string"/>
    <meta:user-defined meta:name="TemplateUrl" meta:value-type="string"/>
    <meta:user-defined meta:name="_CopySource" meta:value-type="string">http://my/sites/jacobz/Shared Documents/Product Launch proposal.docx</meta:user-defined>
    <meta:user-defined meta:name="xd_ProgID" meta:value-type="string"/>
  </office:meta>
</office:document-meta>
</file>